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Standard">
        <draw:frame draw:style-name="gr1" draw:layer="layout" svg:width="11.568cm" svg:height="6.999cm" svg:x="0cm" svg:y="-0.01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57cm" fo:page-height="6.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jörn Peemöller</meta:initial-creator>
    <meta:creation-date>2011-05-03T20:51:48</meta:creation-date>
    <dc:date>2011-05-03T21:04:21</dc:date>
    <dc:creator>Björn Peemöller</dc:creator>
    <meta:editing-duration>PT00H11M52S</meta:editing-duration>
    <meta:editing-cycles>2</meta:editing-cycles>
    <meta:generator>OpenOffice.org/3.2$Unix OpenOffice.org_project/320m19$Build-9505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569cm" svg:height="7cm" xlink:href="." chart:class="chart:bar" chart:style-name="ch1">
        <chart:legend chart:legend-position="end" svg:x="8.247cm" svg:y="2.556cm" chart:style-name="ch2"/>
        <chart:plot-area chart:style-name="ch3" chart:data-source-has-labels="both" svg:x="0.261cm" svg:y="0.14cm" svg:width="7.756cm" svg:height="6.58cm">
          <chart:axis chart:dimension="x" chart:name="primary-x" chart:style-name="ch4">
            <chart:categories table:cell-range-address="local-table.$A$2:.$A$2"/>
          </chart:axis>
          <chart:axis chart:dimension="y" chart:name="primary-y" chart:style-name="ch5">
            <chart:title svg:x="0.232cm" svg:y="5.296cm" chart:style-name="ch6">
              <text:p>Runtime in seconds</text:p>
            </chart:title>
            <chart:grid chart:style-name="ch7" chart:class="major"/>
          </chart:axis>
          <chart:series chart:style-name="ch8" chart:values-cell-range-address="local-table.$B$2:.$B$2" chart:label-cell-address="local-table.$B$1" chart:class="chart:bar">
            <chart:data-point/>
          </chart:series>
          <chart:series chart:style-name="ch9" chart:values-cell-range-address="local-table.$C$2:.$C$2" chart:label-cell-address="local-table.$C$1" chart:class="chart:bar">
            <chart:data-point/>
          </chart:series>
          <chart:series chart:style-name="ch10" chart:values-cell-range-address="local-table.$D$2:.$D$2" chart:label-cell-address="local-table.$D$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iCS2+HO</text:p>
              </table:table-cell>
              <table:table-cell office:value-type="string">
                <text:p>PAKCS </text:p>
              </table:table-cell>
              <table:table-cell office:value-type="string">
                <text:p>MCC   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.87">
                <text:p>2.87</text:p>
              </table:table-cell>
              <table:table-cell office:value-type="float" office:value="26.55">
                <text:p>26.55</text:p>
              </table:table-cell>
              <table:table-cell office:value-type="float" office:value="1.27">
                <text:p>1.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